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14cm" svg:y1="7.715cm" svg:x2="8.706cm" svg:y2="7.684cm">
          <text:p/>
        </draw:line>
        <draw:line draw:style-name="gr1" draw:text-style-name="P1" draw:layer="layout" svg:x1="5.853cm" svg:y1="7.216cm" svg:x2="10.345cm" svg:y2="7.185cm">
          <text:p/>
        </draw:line>
        <draw:line draw:style-name="gr1" draw:text-style-name="P1" draw:layer="layout" svg:x1="4.953cm" svg:y1="6.717cm" svg:x2="11.783cm" svg:y2="6.699cm">
          <text:p/>
        </draw:line>
        <draw:line draw:style-name="gr1" draw:text-style-name="P1" draw:layer="layout" svg:x1="3.653cm" svg:y1="6.217cm" svg:x2="9.783cm" svg:y2="6.222cm">
          <text:p/>
        </draw:line>
        <draw:line draw:style-name="gr1" draw:text-style-name="P1" draw:layer="layout" svg:x1="10.753cm" svg:y1="5.218cm" svg:x2="17.874cm" svg:y2="5.222cm">
          <text:p/>
        </draw:line>
        <draw:line draw:style-name="gr1" draw:text-style-name="P1" draw:layer="layout" svg:x1="13.054cm" svg:y1="4.718cm" svg:x2="15.536cm" svg:y2="4.722cm">
          <text:p/>
        </draw:line>
        <draw:line draw:style-name="gr1" draw:text-style-name="P1" draw:layer="layout" svg:x1="14.213cm" svg:y1="4.207cm" svg:x2="24.551cm" svg:y2="4.176cm">
          <text:p/>
        </draw:line>
        <draw:line draw:style-name="gr1" draw:text-style-name="P1" draw:layer="layout" svg:x1="15.354cm" svg:y1="3.718cm" svg:x2="22.475cm" svg:y2="3.722cm">
          <text:p/>
        </draw:line>
        <draw:line draw:style-name="gr1" draw:text-style-name="P1" draw:layer="layout" svg:x1="19.755cm" svg:y1="3.318cm" svg:x2="25.812cm" svg:y2="3.318cm">
          <text:p/>
        </draw:line>
        <draw:line draw:style-name="gr1" draw:text-style-name="P1" draw:layer="layout" svg:x1="19.756cm" svg:y1="2.918cm" svg:x2="26.766cm" svg:y2="2.915cm">
          <text:p/>
        </draw:line>
        <draw:line draw:style-name="gr1" draw:text-style-name="P1" draw:layer="layout" svg:x1="4.953cm" svg:y1="5.717cm" svg:x2="11.045cm" svg:y2="5.692cm">
          <text:p/>
        </draw:line>
        <draw:line draw:style-name="gr1" draw:text-style-name="P1" draw:layer="layout" svg:x1="11.454cm" svg:y1="2.518cm" svg:x2="13.936cm" svg:y2="2.522cm">
          <text:p/>
        </draw:line>
        <draw:line draw:style-name="gr1" draw:text-style-name="P1" draw:layer="layout" svg:x1="6.307cm" svg:y1="2.123cm" svg:x2="11.014cm" svg:y2="2.1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6:56:23.982592801</meta:creation-date>
    <dc:date>2016-04-22T18:11:34.322871084</dc:date>
    <dc:creator>elucterio </dc:creator>
    <meta:editing-duration>PT54M38S</meta:editing-duration>
    <meta:editing-cycles>4</meta:editing-cycles>
    <meta:generator>LibreOffice/4.2.8.2$Linux_X86_64 LibreOffice_project/420m0$Build-2</meta:generator>
    <meta:document-statistic meta:object-count="13"/>
  </office:meta>
</office:document-meta>
</file>